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iv">
      <style:paragraph-properties fo:margin-top="0cm" fo:margin-bottom="0.494cm" fo:text-align="start" style:justify-single-word="false"/>
    </style:style>
    <style:style style:name="P2" style:family="paragraph" style:parent-style-name="Ol">
      <style:paragraph-properties fo:margin-top="0cm" fo:margin-bottom="0.494cm" fo:text-align="start" style:justify-single-word="false"/>
    </style:style>
    <style:style style:name="P3" style:family="paragraph" style:parent-style-name="Hr_5f_pb_5f_0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4" style:family="paragraph" style:parent-style-name="Ol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5" style:family="paragraph" style:parent-style-name="Ol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1e255e"/>
    </style:style>
    <style:style style:name="P6" style:family="paragraph" style:parent-style-name="Li" style:list-style-name="LS10">
      <style:paragraph-properties fo:text-align="start" style:justify-single-word="false"/>
    </style:style>
    <style:style style:name="P7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8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1e255e"/>
    </style:style>
    <style:style style:name="P9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25d42f"/>
    </style:style>
    <style:style style:name="P10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2d1ef9"/>
    </style:style>
    <style:style style:name="P11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25f281"/>
    </style:style>
    <style:style style:name="P12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277147"/>
    </style:style>
    <style:style style:name="P13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20f7a4"/>
    </style:style>
    <style:style style:name="P14" style:family="paragraph" style:parent-style-name="Li" style:list-style-name="LS1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5" style:family="paragraph" style:parent-style-name="Li" style:list-style-name="LS8">
      <style:paragraph-properties fo:margin-top="0cm" fo:margin-bottom="0cm" fo:text-align="start" style:justify-single-word="false"/>
    </style:style>
    <style:style style:name="P16" style:family="paragraph" style:parent-style-name="Li" style:list-style-name="LS9">
      <style:paragraph-properties fo:margin-top="0cm" fo:margin-bottom="0cm" fo:text-align="start" style:justify-single-word="false"/>
    </style:style>
    <style:style style:name="P17" style:family="paragraph" style:parent-style-name="Li" style:list-style-name="LS8">
      <style:paragraph-properties fo:margin-top="0cm" fo:margin-bottom="0.494cm" fo:text-align="start" style:justify-single-word="false"/>
    </style:style>
    <style:style style:name="P18" style:family="paragraph" style:parent-style-name="Li" style:list-style-name="LS9">
      <style:paragraph-properties fo:margin-top="0cm" fo:margin-bottom="0.494cm" fo:text-align="start" style:justify-single-word="false"/>
      <style:text-properties officeooo:paragraph-rsid="001a6243"/>
    </style:style>
    <style:style style:name="P19" style:family="paragraph" style:parent-style-name="Li" style:list-style-name="LS9">
      <style:paragraph-properties fo:margin-top="0cm" fo:margin-bottom="0.494cm" fo:text-align="start" style:justify-single-word="false"/>
      <style:text-properties officeooo:paragraph-rsid="001b8d3e"/>
    </style:style>
    <style:style style:name="P20" style:family="paragraph" style:parent-style-name="Hr_5f_pb_5f_0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21" style:family="paragraph" style:parent-style-name="Hr_5f_pb_5f_0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25d42f"/>
    </style:style>
    <style:style style:name="T1" style:family="text">
      <style:text-properties fo:font-size="13.5pt" fo:font-weight="bold"/>
    </style:style>
    <style:style style:name="T2" style:family="text">
      <style:text-properties officeooo:rsid="0010b320"/>
    </style:style>
    <style:style style:name="T3" style:family="text">
      <style:text-properties officeooo:rsid="00120b1d"/>
    </style:style>
    <style:style style:name="T4" style:family="text">
      <style:text-properties officeooo:rsid="001caa66"/>
    </style:style>
    <style:style style:name="T5" style:family="text">
      <style:text-properties officeooo:rsid="001d9531"/>
    </style:style>
    <style:style style:name="T6" style:family="text">
      <style:text-properties fo:font-weight="bold" officeooo:rsid="001e255e" style:font-weight-asian="bold" style:font-weight-complex="bold"/>
    </style:style>
    <style:style style:name="T7" style:family="text">
      <style:text-properties fo:font-weight="bold" officeooo:rsid="0025d42f" style:font-weight-asian="bold" style:font-weight-complex="bold"/>
    </style:style>
    <style:style style:name="T8" style:family="text">
      <style:text-properties fo:font-weight="bold" officeooo:rsid="0025f281" style:font-weight-asian="bold" style:font-weight-complex="bold"/>
    </style:style>
    <style:style style:name="T9" style:family="text">
      <style:text-properties fo:font-weight="bold" officeooo:rsid="002d1ef9" style:font-weight-asian="bold" style:font-weight-complex="bold"/>
    </style:style>
    <style:style style:name="T10" style:family="text">
      <style:text-properties officeooo:rsid="001f5136"/>
    </style:style>
    <style:style style:name="T11" style:family="text">
      <style:text-properties officeooo:rsid="0022fcb6"/>
    </style:style>
    <style:style style:name="T12" style:family="text">
      <style:text-properties officeooo:rsid="00251c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    "Aplikacja wspomagająca szybkie uczenie się oraz zapamiętywanie informacji w oparciu o technikę Mind Mapping"</text:span></text:span><text:span text:style-name="Default_20_Paragraph_20_Font"> </text:span></text:p>
      <text:p text:style-name="P2"><text:span text:style-name="Default_20_Paragraph_20_Font"><text:line-break/></text:span><text:span text:style-name="Default_20_Paragraph_20_Font">Konspekt</text:span><text:span text:style-name="Default_20_Paragraph_20_Font"> </text:span></text:p>
      <text:list xml:id="list900108173" text:style-name="LS1">
        <text:list-item>
          <text:p text:style-name="P7"><text:span text:style-name="Default_20_Paragraph_20_Font">Wstęp </text:span></text:p>
          <text:list>
            <text:list-item>
              <text:p text:style-name="P7"><text:span text:style-name="Default_20_Paragraph_20_Font">Opis problemu i koncepcja jego rozwiązania<text:tab/></text:span><text:span text:style-name="Default_20_Paragraph_20_Font"><text:span text:style-name="T6">REV</text:span></text:span></text:p>
            </text:list-item>
            <text:list-item>
              <text:p text:style-name="P8"><text:span text:style-name="Default_20_Paragraph_20_Font">Cel i zakres pracy <text:tab/><text:tab/><text:tab/><text:tab/><text:tab/></text:span><text:span text:style-name="Default_20_Paragraph_20_Font"><text:span text:style-name="T6">REV</text:span></text:span></text:p>
            </text:list-item>
            <text:list-item>
              <text:p text:style-name="P8"><text:span text:style-name="Default_20_Paragraph_20_Font">Omówienie pracy<text:tab/><text:tab/><text:tab/><text:tab/><text:tab/></text:span><text:span text:style-name="Default_20_Paragraph_20_Font"><text:span text:style-name="T6">REV</text:span></text:span></text:p>
            </text:list-item>
          </text:list>
        </text:list-item>
        <text:list-item>
          <text:p text:style-name="P9"><text:span text:style-name="Default_20_Paragraph_20_Font"><text:span text:style-name="T4">Procesy poznawcze towarzyszące nauce<text:tab/><text:tab/><text:tab/></text:span></text:span><text:span text:style-name="Default_20_Paragraph_20_Font"><text:span text:style-name="T7">PRO</text:span></text:span></text:p>
          <text:list>
            <text:list-item>
              <text:p text:style-name="P9"><text:span text:style-name="Default_20_Paragraph_20_Font"><text:span text:style-name="T11">Uwagi wstępne<text:tab/><text:tab/><text:tab/><text:tab/><text:tab/></text:span></text:span><text:span text:style-name="Default_20_Paragraph_20_Font"><text:span text:style-name="T7">PRO</text:span></text:span></text:p>
            </text:list-item>
            <text:list-item>
              <text:p text:style-name="P9"><text:span text:style-name="Default_20_Paragraph_20_Font">Skupianie uwagi<text:tab/><text:tab/><text:tab/><text:tab/><text:tab/></text:span><text:span text:style-name="Default_20_Paragraph_20_Font"><text:span text:style-name="T7">PRO</text:span></text:span></text:p>
            </text:list-item>
            <text:list-item>
              <text:p text:style-name="P9"><text:span text:style-name="Default_20_Paragraph_20_Font"><text:span text:style-name="T2">Odbieranie </text:span></text:span><text:span text:style-name="Default_20_Paragraph_20_Font"><text:span text:style-name="T5">i analizowanie </text:span></text:span><text:span text:style-name="Default_20_Paragraph_20_Font"><text:span text:style-name="T2">informacji<text:tab/><text:tab/></text:span></text:span><text:span text:style-name="Default_20_Paragraph_20_Font"><text:span text:style-name="T7">PRO</text:span></text:span></text:p>
            </text:list-item>
            <text:list-item>
              <text:p text:style-name="P9"><text:span text:style-name="Default_20_Paragraph_20_Font">Zapamiętywanie<text:tab/><text:tab/><text:tab/><text:tab/><text:tab/></text:span><text:span text:style-name="Default_20_Paragraph_20_Font"><text:span text:style-name="T7">PRO</text:span></text:span></text:p>
            </text:list-item>
            <text:list-item>
              <text:p text:style-name="P9"><text:span text:style-name="Default_20_Paragraph_20_Font">Odtwarzanie informacji<text:tab/><text:tab/><text:tab/><text:tab/></text:span></text:p>
            </text:list-item>
          </text:list>
        </text:list-item>
        <text:list-item>
          <text:p text:style-name="P4"><text:span text:style-name="Default_20_Paragraph_20_Font">Mind Mapping <text:tab/><text:tab/><text:tab/><text:tab/><text:tab/><text:tab/></text:span></text:p>
          <text:list>
            <text:list-item>
              <text:p text:style-name="P5">Wprowadzenie do techniki Mind Mappingu<text:tab/><text:tab/><text:span text:style-name="Default_20_Paragraph_20_Font"><text:span text:style-name="T6">REV</text:span></text:span></text:p>
            </text:list-item>
            <text:list-item>
              <text:p text:style-name="P8"><text:span text:style-name="Default_20_Paragraph_20_Font">Nauka a ludzki mózg <text:tab/><text:tab/><text:tab/><text:tab/></text:span><text:span text:style-name="Default_20_Paragraph_20_Font"><text:span text:style-name="T6">REV</text:span></text:span></text:p>
            </text:list-item>
          </text:list>
        </text:list-item>
        <text:list-item>
          <text:p text:style-name="P4"><text:span text:style-name="Default_20_Paragraph_20_Font">Ergonomia programów komputerowych</text:span></text:p>
          <text:list>
            <text:list-item>
              <text:p text:style-name="P7"><text:span text:style-name="Default_20_Paragraph_20_Font">Zasady projektowania interfejsów użytkownika <text:tab/></text:span><text:span text:style-name="Default_20_Paragraph_20_Font"><text:span text:style-name="T7">PRO</text:span></text:span></text:p>
              <text:list>
                <text:list-item>
                  <text:p text:style-name="P9"><text:span text:style-name="Default_20_Paragraph_20_Font">Uwagi wstępne<text:tab/><text:tab/><text:tab/><text:tab/></text:span><text:span text:style-name="Default_20_Paragraph_20_Font"><text:span text:style-name="T7">PRO</text:span></text:span></text:p>
                </text:list-item>
                <text:list-item>
                  <text:p text:style-name="P9"><text:span text:style-name="Default_20_Paragraph_20_Font">Usability<text:tab/><text:tab/><text:tab/><text:tab/><text:tab/></text:span><text:span text:style-name="Default_20_Paragraph_20_Font"><text:span text:style-name="T7">PRO</text:span></text:span></text:p>
                </text:list-item>
              </text:list>
            </text:list-item>
            <text:list-item>
              <text:p text:style-name="P9"><text:span text:style-name="Default_20_Paragraph_20_Font">Przegląd aplikacji do Mind Mappingu <text:tab/><text:tab/></text:span><text:span text:style-name="Default_20_Paragraph_20_Font"><text:span text:style-name="T7">PRO</text:span></text:span></text:p>
              <text:list>
                <text:list-item>
                  <text:p text:style-name="P9"><text:span text:style-name="Default_20_Paragraph_20_Font">Uwagi wstępne<text:tab/><text:tab/><text:tab/><text:tab/></text:span><text:span text:style-name="Default_20_Paragraph_20_Font"><text:span text:style-name="T7">PRO</text:span></text:span></text:p>
                </text:list-item>
                <text:list-item>
                  <text:p text:style-name="P9"><text:span text:style-name="Default_20_Paragraph_20_Font">Xmind<text:tab/><text:tab/><text:tab/><text:tab/><text:tab/><text:tab/></text:span><text:span text:style-name="Default_20_Paragraph_20_Font"><text:span text:style-name="T7">PRO</text:span></text:span></text:p>
                </text:list-item>
                <text:list-item>
                  <text:p text:style-name="P9"><text:span text:style-name="Default_20_Paragraph_20_Font">FreeMind<text:tab/><text:tab/><text:tab/><text:tab/><text:tab/></text:span><text:span text:style-name="Default_20_Paragraph_20_Font"><text:span text:style-name="T7">PRO</text:span></text:span></text:p>
                </text:list-item>
                <text:list-item>
                  <text:p text:style-name="P21"><text:span text:style-name="Default_20_Paragraph_20_Font">Buzan's iMindMap<text:tab/><text:tab/><text:tab/><text:tab/></text:span></text:p>
                </text:list-item>
                <text:list-item>
                  <text:p text:style-name="P20"><text:span text:style-name="Default_20_Paragraph_20_Font">Podsumowanie</text:span></text:p>
                </text:list-item>
              </text:list>
            </text:list-item>
          </text:list>
        </text:list-item>
      </text:list>
      <text:p text:style-name="P3"><text:span text:style-name="Default_20_Paragraph_20_Font">CZĘŚĆ PRAKTYCZNA</text:span></text:p>
      <text:p text:style-name="P3"><text:span text:style-name="Default_20_Paragraph_20_Font"/></text:p>
      <text:list xml:id="list1630162102" text:continue-numbering="true" text:style-name="LS1">
        <text:list-item>
          <text:p text:style-name="P4"><text:span text:style-name="Default_20_Paragraph_20_Font">Idea konstrukcji programu </text:span></text:p>
          <text:list>
            <text:list-item>
              <text:p text:style-name="P7"><text:span text:style-name="Default_20_Paragraph_20_Font">Lista funkcjonalności <text:s text:c="2"/></text:span><text:span text:style-name="Default_20_Paragraph_20_Font"><text:span text:style-name="T10">(co ma robić program)<text:tab/></text:span></text:span><text:bookmark-start text:name="__DdeLink__1565_905250493"/><text:span text:style-name="Default_20_Paragraph_20_Font"><text:span text:style-name="T9">PRO</text:span></text:span><text:bookmark-end text:name="__DdeLink__1565_905250493"/></text:p>
            </text:list-item>
            <text:list-item>
              <text:p text:style-name="P10"><text:span text:style-name="Default_20_Paragraph_20_Font">Wstępna konstrukcja programu<text:tab/><text:tab/><text:tab/></text:span><text:span text:style-name="Default_20_Paragraph_20_Font"><text:span text:style-name="T9">PRO</text:span></text:span></text:p>
            </text:list-item>
          </text:list>
        </text:list-item>
        <text:list-item>
          <text:p text:style-name="P4"><text:span text:style-name="Default_20_Paragraph_20_Font">Wykorzystane technologie i narzędzia </text:span></text:p>
          <text:list>
            <text:list-item>
              <text:p text:style-name="P4"><text:span text:style-name="Default_20_Paragraph_20_Font">Wymagania technologiczne aplikacji (jako uzaswadnienie)</text:span></text:p>
            </text:list-item>
            <text:list-item>
              <text:p text:style-name="P4"><text:span text:style-name="Default_20_Paragraph_20_Font">Technologie i języki<text:tab/><text:tab/><text:tab/><text:tab/><text:tab/></text:span><text:span text:style-name="Default_20_Paragraph_20_Font"><text:span text:style-name="T8">PRO</text:span></text:span></text:p>
              <text:list>
                <text:list-item>
                  <text:p text:style-name="P11"><text:span text:style-name="Default_20_Paragraph_20_Font">Python<text:tab/><text:tab/><text:tab/><text:tab/><text:tab/><text:tab/></text:span><text:span text:style-name="Default_20_Paragraph_20_Font"><text:span text:style-name="T8">PRO</text:span></text:span></text:p>
                </text:list-item>
                <text:list-item>
                  <text:p text:style-name="P11"><text:span text:style-name="Default_20_Paragraph_20_Font">C++<text:tab/><text:tab/><text:tab/><text:tab/><text:tab/><text:tab/></text:span><text:span text:style-name="Default_20_Paragraph_20_Font"><text:span text:style-name="T8">PRO</text:span></text:span></text:p>
                </text:list-item>
                <text:list-item>
                  <text:p text:style-name="P11"><text:span text:style-name="Default_20_Paragraph_20_Font">XUL<text:tab/><text:tab/><text:tab/><text:tab/><text:tab/><text:tab/></text:span><text:span text:style-name="Default_20_Paragraph_20_Font"><text:span text:style-name="T8">PRO</text:span></text:span></text:p>
                </text:list-item>
              </text:list>
            </text:list-item>
            <text:list-item>
              <text:p text:style-name="P11"><text:span text:style-name="Default_20_Paragraph_20_Font">Biblioteki programistyczne<text:tab/><text:tab/><text:tab/><text:tab/></text:span><text:span text:style-name="Default_20_Paragraph_20_Font"><text:span text:style-name="T8">PRO</text:span></text:span></text:p>
              <text:list>
                <text:list-item>
                  <text:p text:style-name="P11"><text:span text:style-name="Default_20_Paragraph_20_Font">QT<text:tab/><text:tab/><text:tab/><text:tab/><text:tab/><text:tab/></text:span><text:span text:style-name="Default_20_Paragraph_20_Font"><text:span text:style-name="T8">PRO</text:span></text:span></text:p>
                  <text:list>
                    <text:list-item>
                      <text:p text:style-name="P7"><text:span text:style-name="Default_20_Paragraph_20_Font">Mechanizm sygnalów i slotów</text:span></text:p>
                    </text:list-item>
                  </text:list>
                </text:list-item>
                <text:list-item>
                  <text:p text:style-name="P11"><text:span text:style-name="Default_20_Paragraph_20_Font">PyQT<text:tab/><text:tab/><text:tab/><text:tab/><text:tab/><text:tab/></text:span><text:bookmark-start text:name="__DdeLink__1243_272483695"/><text:span text:style-name="Default_20_Paragraph_20_Font"><text:span text:style-name="T8">PRO</text:span></text:span><text:bookmark-end text:name="__DdeLink__1243_272483695"/></text:p>
                </text:list-item>
              </text:list>
            </text:list-item>
            <text:list-item>
              <text:p text:style-name="P12"><text:span text:style-name="Default_20_Paragraph_20_Font">Narzędzia<text:tab/><text:tab/><text:tab/><text:tab/><text:tab/><text:tab/></text:span><text:span text:style-name="Default_20_Paragraph_20_Font"><text:span text:style-name="T8">PRO</text:span></text:span></text:p>
              <text:list>
                <text:list-item>
                  <text:p text:style-name="P12"><text:span text:style-name="Default_20_Paragraph_20_Font"><text:span text:style-name="T12">gVim<text:tab/><text:tab/><text:tab/><text:tab/><text:tab/><text:tab/></text:span></text:span><text:span text:style-name="Default_20_Paragraph_20_Font"><text:span text:style-name="T8">PRO</text:span></text:span></text:p>
                </text:list-item>
                <text:list-item>
                  <text:p text:style-name="P12"><text:span text:style-name="Default_20_Paragraph_20_Font"><text:span text:style-name="T3">Qt Designer<text:tab/><text:tab/><text:tab/><text:tab/><text:tab/></text:span></text:span><text:span text:style-name="Default_20_Paragraph_20_Font"><text:span text:style-name="T8">PRO</text:span></text:span></text:p>
                </text:list-item>
              </text:list>
            </text:list-item>
          </text:list>
        </text:list-item>
        <text:list-item>
          <text:p text:style-name="P7"><text:span text:style-name="Default_20_Paragraph_20_Font">Specyfikacja wymagań funkcjonalnych </text:span></text:p>
          <text:list>
            <text:list-item>
              <text:p text:style-name="P7"><text:span text:style-name="Default_20_Paragraph_20_Font">Tworzenie map pamięci</text:span></text:p>
              <text:list>
                <text:list-item>
                  <text:p text:style-name="P7"><text:span text:style-name="Default_20_Paragraph_20_Font">Struktura map pamięci</text:span></text:p>
                </text:list-item>
                <text:list-item>
                  <text:p text:style-name="P7"><text:span text:style-name="Default_20_Paragraph_20_Font">Interakcja z użytkownikiem</text:span></text:p>
                </text:list-item>
              </text:list>
            </text:list-item>
            <text:list-item>
              <text:p text:style-name="P7"><text:span text:style-name="Default_20_Paragraph_20_Font">Prezentacja map pamięci</text:span></text:p>
              <text:list>
                <text:list-item>
                  <text:p text:style-name="P7"><text:span text:style-name="Default_20_Paragraph_20_Font">Definiowanie stylów</text:span></text:p>
                </text:list-item>
                <text:list-item>
                  <text:p text:style-name="P7"><text:span text:style-name="Default_20_Paragraph_20_Font">Drukowanie</text:span></text:p>
                </text:list-item>
              </text:list>
            </text:list-item>
            <text:list-item>
              <text:p text:style-name="P7"><text:span text:style-name="Default_20_Paragraph_20_Font">Struktura serializacji</text:span></text:p>
            </text:list-item>
            <text:list-item>
              <text:p text:style-name="P7"><text:span text:style-name="Default_20_Paragraph_20_Font">Daemon systemowy</text:span></text:p>
              <text:list>
                <text:list-item>
                  <text:p text:style-name="P7"><text:span text:style-name="Default_20_Paragraph_20_Font">Opis funkcjonalności</text:span></text:p>
                </text:list-item>
                <text:list-item>
                  <text:p text:style-name="P7"><text:span text:style-name="Default_20_Paragraph_20_Font">Komunikacja z aplikacją główną</text:span></text:p>
                </text:list-item>
              </text:list>
            </text:list-item>
            <text:list-item>
              <text:p text:style-name="P7"><text:span text:style-name="Default_20_Paragraph_20_Font">Interakcja z przeglądarką internetową</text:span></text:p>
            </text:list-item>
          </text:list>
        </text:list-item>
        <text:list-item>
          <text:p text:style-name="P4"><text:span text:style-name="Default_20_Paragraph_20_Font">Architektura programu </text:span></text:p>
          <text:list>
            <text:list-item>
              <text:p text:style-name="P7"><text:span text:style-name="Default_20_Paragraph_20_Font">Perspektywa przypadków użycia </text:span></text:p>
            </text:list-item>
            <text:list-item>
              <text:p text:style-name="P7"><text:span text:style-name="Default_20_Paragraph_20_Font">Perspektywa logiczna </text:span></text:p>
            </text:list-item>
            <text:list-item>
              <text:p text:style-name="P7"><text:span text:style-name="Default_20_Paragraph_20_Font">Perspektywa implementacyjna </text:span></text:p>
            </text:list-item>
            <text:list-item>
              <text:p text:style-name="P7"><text:span text:style-name="Default_20_Paragraph_20_Font">Środowisko uruchomieniowe </text:span></text:p>
            </text:list-item>
          </text:list>
        </text:list-item>
        <text:list-item>
          <text:p text:style-name="P7"><text:span text:style-name="Default_20_Paragraph_20_Font">Opis implementacji </text:span></text:p>
          <text:list>
            <text:list-item>
              <text:p text:style-name="P7"><text:span text:style-name="Default_20_Paragraph_20_Font">Struktura kodu</text:span></text:p>
            </text:list-item>
            <text:list-item>
              <text:p text:style-name="P7"><text:span text:style-name="Default_20_Paragraph_20_Font">Listing ważniejszych części kodu (mało)</text:span></text:p>
            </text:list-item>
          </text:list>
        </text:list-item>
        <text:list-item>
          <text:p text:style-name="P4"><text:span text:style-name="Default_20_Paragraph_20_Font">Interfejs użytkownika </text:span></text:p>
        </text:list-item>
      </text:list>
      <text:list xml:id="list2041649621" text:style-name="LS1">
        <text:list-item>
          <text:list>
            <text:list-item>
              <text:p text:style-name="P13"><text:span text:style-name="Default_20_Paragraph_20_Font">Analiza elementów interfejsu</text:span></text:p>
            </text:list-item>
          </text:list>
        </text:list-item>
      </text:list>
      <text:list xml:id="list1320322297" text:continue-list="list1630162102" text:style-name="LS1">
        <text:list-item>
          <text:p text:style-name="P7"><text:span text:style-name="Default_20_Paragraph_20_Font">Uwagi końcowe </text:span></text:p>
        </text:list-item>
        <text:list-item>
          <text:p text:style-name="P7"><text:span text:style-name="Default_20_Paragraph_20_Font">Słowniczek </text:span></text:p>
        </text:list-item>
        <text:list-item>
          <text:p text:style-name="P14"><text:span text:style-name="Default_20_Paragraph_20_Font">Bibliografia </text:span></text:p>
        </text:list-item>
      </text:list>
      <text:p text:style-name="P2"><text:span text:style-name="Default_20_Paragraph_20_Font"><text:line-break/></text:span><text:span text:style-name="Default_20_Paragraph_20_Font"><text:line-break/></text:span><text:span text:style-name="Default_20_Paragraph_20_Font">Funkcjonalność aplikacji głównej:</text:span><text:span text:style-name="Default_20_Paragraph_20_Font"> </text:span></text:p>
      <text:list xml:id="list1951150881" text:style-name="LS8">
        <text:list-item>
          <text:p text:style-name="P15"><text:span text:style-name="Default_20_Paragraph_20_Font">Tworzenie map pamięci </text:span></text:p>
        </text:list-item>
        <text:list-item>
          <text:p text:style-name="P15"><text:span text:style-name="Default_20_Paragraph_20_Font">Organizacja map pamięci w "tematy" albo "przedmioty" <text:s/>???</text:span></text:p>
        </text:list-item>
        <text:list-item>
          <text:p text:style-name="P15"><text:span text:style-name="Default_20_Paragraph_20_Font">Zarządzanie przypomnieniami </text:span></text:p>
        </text:list-item>
        <text:list-item>
          <text:p text:style-name="P15"><text:span text:style-name="Default_20_Paragraph_20_Font">Statystyki efektywności </text:span></text:p>
        </text:list-item>
        <text:list-item>
          <text:p text:style-name="P17"><text:span text:style-name="Default_20_Paragraph_20_Font">Publikowanie online</text:span><text:span text:style-name="Default_20_Paragraph_20_Font"> </text:span></text:p>
        </text:list-item>
      </text:list>
      <text:p text:style-name="P2"><text:span text:style-name="Default_20_Paragraph_20_Font"><text:line-break/></text:span><text:span text:style-name="Default_20_Paragraph_20_Font">Funkcjonalność demona:</text:span><text:span text:style-name="Default_20_Paragraph_20_Font"> </text:span></text:p>
      <text:list xml:id="list1363958370" text:style-name="LS9">
        <text:list-item>
          <text:p text:style-name="P16"><text:span text:style-name="Default_20_Paragraph_20_Font">Przypominanie o powtórzeniu materiału </text:span></text:p>
        </text:list-item>
        <text:list-item>
          <text:p text:style-name="P18"><text:span text:style-name="Default_20_Paragraph_20_Font">Lista rzeczy do powtórzenia </text:span></text:p>
          <text:p text:style-name="P19"><text:span text:style-name="Default_20_Paragraph_20_Font"><text:line-break/></text:span></text:p>
          <text:p text:style-name="P19"><text:span text:style-name="Default_20_Paragraph_20_Font">Funkcjonalność plugina do przeglądarki internetowej (prawdopodobnie Firefox): </text:span></text:p>
        </text:list-item>
      </text:list>
      <text:list xml:id="list1501820797" text:style-name="LS10">
        <text:list-item>
          <text:p text:style-name="P6"><text:span text:style-name="Default_20_Paragraph_20_Font">Zaznaczenie tekstu i dodanie do mapy pamięci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0" style:display-name="Hr_pb_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/>
    <style:style style:name="LLS_5f_6_5f_1" style:display-name="LLS_6_1" style:family="text"/>
    <style:style style:name="LLS_5f_6_5f_2" style:display-name="LLS_6_2" style:family="text"/>
    <style:style style:name="LLS_5f_6_5f_3" style:display-name="LLS_6_3" style:family="text"/>
    <style:style style:name="LLS_5f_6_5f_4" style:display-name="LLS_6_4" style:family="text"/>
    <style:style style:name="LLS_5f_6_5f_5" style:display-name="LLS_6_5" style:family="text"/>
    <style:style style:name="LLS_5f_6_5f_6" style:display-name="LLS_6_6" style:family="text"/>
    <style:style style:name="LLS_5f_6_5f_7" style:display-name="LLS_6_7" style:family="text"/>
    <style:style style:name="LLS_5f_6_5f_8" style:display-name="LLS_6_8" style:family="text"/>
    <style:style style:name="LLS_5f_7_5f_0" style:display-name="LLS_7_0" style:family="text"/>
    <style:style style:name="LLS_5f_7_5f_1" style:display-name="LLS_7_1" style:family="text"/>
    <style:style style:name="LLS_5f_7_5f_2" style:display-name="LLS_7_2" style:family="text"/>
    <style:style style:name="LLS_5f_7_5f_3" style:display-name="LLS_7_3" style:family="text"/>
    <style:style style:name="LLS_5f_7_5f_4" style:display-name="LLS_7_4" style:family="text"/>
    <style:style style:name="LLS_5f_7_5f_5" style:display-name="LLS_7_5" style:family="text"/>
    <style:style style:name="LLS_5f_7_5f_6" style:display-name="LLS_7_6" style:family="text"/>
    <style:style style:name="LLS_5f_7_5f_7" style:display-name="LLS_7_7" style:family="text"/>
    <style:style style:name="LLS_5f_7_5f_8" style:display-name="LLS_7_8" style:family="text"/>
    <style:style style:name="LLS_5f_8_5f_0" style:display-name="LLS_8_0" style:family="text"/>
    <style:style style:name="LLS_5f_8_5f_1" style:display-name="LLS_8_1" style:family="text"/>
    <style:style style:name="LLS_5f_8_5f_2" style:display-name="LLS_8_2" style:family="text"/>
    <style:style style:name="LLS_5f_8_5f_3" style:display-name="LLS_8_3" style:family="text"/>
    <style:style style:name="LLS_5f_8_5f_4" style:display-name="LLS_8_4" style:family="text"/>
    <style:style style:name="LLS_5f_8_5f_5" style:display-name="LLS_8_5" style:family="text"/>
    <style:style style:name="LLS_5f_8_5f_6" style:display-name="LLS_8_6" style:family="text"/>
    <style:style style:name="LLS_5f_8_5f_7" style:display-name="LLS_8_7" style:family="text"/>
    <style:style style:name="LLS_5f_8_5f_8" style:display-name="LLS_8_8" style:family="text"/>
    <style:style style:name="LLS_5f_9_5f_0" style:display-name="LLS_9_0" style:family="text"/>
    <style:style style:name="LLS_5f_9_5f_1" style:display-name="LLS_9_1" style:family="text"/>
    <style:style style:name="LLS_5f_9_5f_2" style:display-name="LLS_9_2" style:family="text"/>
    <style:style style:name="LLS_5f_9_5f_3" style:display-name="LLS_9_3" style:family="text"/>
    <style:style style:name="LLS_5f_9_5f_4" style:display-name="LLS_9_4" style:family="text"/>
    <style:style style:name="LLS_5f_9_5f_5" style:display-name="LLS_9_5" style:family="text"/>
    <style:style style:name="LLS_5f_9_5f_6" style:display-name="LLS_9_6" style:family="text"/>
    <style:style style:name="LLS_5f_9_5f_7" style:display-name="LLS_9_7" style:family="text"/>
    <style:style style:name="LLS_5f_9_5f_8" style:display-name="LLS_9_8" style:family="text"/>
    <style:style style:name="LLS_5f_10_5f_0" style:display-name="LLS_10_0" style:family="text"/>
    <style:style style:name="LLS_5f_10_5f_1" style:display-name="LLS_10_1" style:family="text"/>
    <style:style style:name="LLS_5f_10_5f_2" style:display-name="LLS_10_2" style:family="text"/>
    <style:style style:name="LLS_5f_10_5f_3" style:display-name="LLS_10_3" style:family="text"/>
    <style:style style:name="LLS_5f_10_5f_4" style:display-name="LLS_10_4" style:family="text"/>
    <style:style style:name="LLS_5f_10_5f_5" style:display-name="LLS_10_5" style:family="text"/>
    <style:style style:name="LLS_5f_10_5f_6" style:display-name="LLS_10_6" style:family="text"/>
    <style:style style:name="LLS_5f_10_5f_7" style:display-name="LLS_10_7" style:family="text"/>
    <style:style style:name="LLS_5f_10_5f_8" style:display-name="LLS_10_8" style:family="text"/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3.81cm" text:min-label-distance="0.318cm" fo:text-align="end"/>
      </text:list-level-style-number>
      <text:list-level-style-number text:level="4" text:style-name="Numbering_20_Symbols" style:num-prefix=" " style:num-suffix=" " style:num-format="1" text:display-levels="4">
        <style:list-level-properties text:space-before="4.445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5.71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7.62cm" text:min-label-distance="0.318cm" fo:text-align="end"/>
      </text:list-level-style-number>
      <text:list-level-style-number text:level="7" text:style-name="Numbering_20_Symbols" style:num-prefix=" " style:num-suffix=" " style:num-format="1" text:display-levels="7">
        <style:list-level-properties text:space-before="8.25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525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11.43cm" text:min-label-distance="0.318cm" fo:text-align="end"/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suffix="." style:num-format="1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635cm" text:min-label-width="0.635cm"/>
      </text:list-level-style-number>
      <text:list-level-style-number text:level="2" text:style-name="LLS_5f_7_5f_1" style:num-suffix="." style:num-format="a">
        <style:list-level-properties text:space-before="1.905cm" text:min-label-width="0.635cm"/>
      </text:list-level-style-number>
      <text:list-level-style-number text:level="3" text:style-name="LLS_5f_7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7_5f_3" style:num-suffix="." style:num-format="1">
        <style:list-level-properties text:space-before="4.445cm" text:min-label-width="0.635cm"/>
      </text:list-level-style-number>
      <text:list-level-style-number text:level="5" text:style-name="LLS_5f_7_5f_4" style:num-suffix="." style:num-format="a">
        <style:list-level-properties text:space-before="5.715cm" text:min-label-width="0.635cm"/>
      </text:list-level-style-number>
      <text:list-level-style-number text:level="6" text:style-name="LLS_5f_7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7_5f_6" style:num-suffix="." style:num-format="1">
        <style:list-level-properties text:space-before="8.255cm" text:min-label-width="0.635cm"/>
      </text:list-level-style-number>
      <text:list-level-style-number text:level="8" text:style-name="LLS_5f_7_5f_7" style:num-suffix="." style:num-format="a">
        <style:list-level-properties text:space-before="9.525cm" text:min-label-width="0.635cm"/>
      </text:list-level-style-number>
      <text:list-level-style-number text:level="9" text:style-name="LLS_5f_7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635cm" text:min-label-width="0.635cm"/>
      </text:list-level-style-number>
      <text:list-level-style-number text:level="2" text:style-name="LLS_5f_8_5f_1" style:num-suffix="." style:num-format="a">
        <style:list-level-properties text:space-before="1.905cm" text:min-label-width="0.635cm"/>
      </text:list-level-style-number>
      <text:list-level-style-number text:level="3" text:style-name="LLS_5f_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8_5f_3" style:num-suffix="." style:num-format="1">
        <style:list-level-properties text:space-before="4.445cm" text:min-label-width="0.635cm"/>
      </text:list-level-style-number>
      <text:list-level-style-number text:level="5" text:style-name="LLS_5f_8_5f_4" style:num-suffix="." style:num-format="a">
        <style:list-level-properties text:space-before="5.715cm" text:min-label-width="0.635cm"/>
      </text:list-level-style-number>
      <text:list-level-style-number text:level="6" text:style-name="LLS_5f_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8_5f_6" style:num-suffix="." style:num-format="1">
        <style:list-level-properties text:space-before="8.255cm" text:min-label-width="0.635cm"/>
      </text:list-level-style-number>
      <text:list-level-style-number text:level="8" text:style-name="LLS_5f_8_5f_7" style:num-suffix="." style:num-format="a">
        <style:list-level-properties text:space-before="9.525cm" text:min-label-width="0.635cm"/>
      </text:list-level-style-number>
      <text:list-level-style-number text:level="9" text:style-name="LLS_5f_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635cm" text:min-label-width="0.635cm"/>
      </text:list-level-style-number>
      <text:list-level-style-number text:level="2" text:style-name="LLS_5f_10_5f_1" style:num-suffix="." style:num-format="a">
        <style:list-level-properties text:space-before="1.905cm" text:min-label-width="0.635cm"/>
      </text:list-level-style-number>
      <text:list-level-style-number text:level="3" text:style-name="LLS_5f_10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0_5f_3" style:num-suffix="." style:num-format="1">
        <style:list-level-properties text:space-before="4.445cm" text:min-label-width="0.635cm"/>
      </text:list-level-style-number>
      <text:list-level-style-number text:level="5" text:style-name="LLS_5f_10_5f_4" style:num-suffix="." style:num-format="a">
        <style:list-level-properties text:space-before="5.715cm" text:min-label-width="0.635cm"/>
      </text:list-level-style-number>
      <text:list-level-style-number text:level="6" text:style-name="LLS_5f_10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0_5f_6" style:num-suffix="." style:num-format="1">
        <style:list-level-properties text:space-before="8.255cm" text:min-label-width="0.635cm"/>
      </text:list-level-style-number>
      <text:list-level-style-number text:level="8" text:style-name="LLS_5f_10_5f_7" style:num-suffix="." style:num-format="a">
        <style:list-level-properties text:space-before="9.525cm" text:min-label-width="0.635cm"/>
      </text:list-level-style-number>
      <text:list-level-style-number text:level="9" text:style-name="LLS_5f_10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Praca inżynierska - konspekt</dc:title>
    <meta:initial-creator/>
    <meta:editing-cycles>75</meta:editing-cycles>
    <dc:date>2011-01-14T11:15:49</dc:date>
    <meta:editing-duration>PT09H45M08S</meta:editing-duration>
    <dc:creator>Wojciech Jurkowlaniec</dc:creator>
    <meta:document-statistic meta:table-count="0" meta:image-count="0" meta:object-count="0" meta:page-count="1" meta:paragraph-count="79" meta:word-count="323" meta:character-count="2477"/>
  </office:meta>
</office:document-meta>
</file>